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500000096DDFEE8B7E500F84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bb1a"/>
    </style:style>
    <style:style style:name="P2" style:family="paragraph" style:parent-style-name="Standard">
      <style:text-properties officeooo:rsid="000e3bb3" officeooo:paragraph-rsid="000e3bb3"/>
    </style:style>
    <style:style style:name="T1" style:family="text">
      <style:text-properties officeooo:rsid="000e3bb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actical 1:</text:p>
      <text:p text:style-name="P2"/>
      <text:p text:style-name="P2">Aim: Design structure for Operating System</text:p>
      <text:p text:style-name="P1"/>
      <text:p text:style-name="P2">Description:</text:p>
      <text:p text:style-name="P2"/>
      <text:p text:style-name="P1"/>
      <text:p text:style-name="P2">Practical 2:</text:p>
      <text:p text:style-name="P2"/>
      <text:p text:style-name="P2">Aim: Design structure for Currency Conversion.</text:p>
      <text:p text:style-name="P2"/>
      <text:p text:style-name="P2">Description:</text:p>
      <text:p text:style-name="P2">The provided code represents a simple Java application for currency conversion. Users can input an amount, choose a base currency, and specify a target currency. The program then converts the entered amount from the base currency to the target currency, utilizing predefined conversion rates for USD, EUR, and INR.</text:p>
      <text:p text:style-name="P2"/>
      <text:p text:style-name="P2">Code:</text:p>
      <text:p text:style-name="P2"/>
      <text:p text:style-name="Standard"><text:span text:style-name="T1">1.</text:span> Currency.java</text:p>
      <text:p text:style-name="Standard"/>
      <text:p text:style-name="Standard">public interface Currency {</text:p>
      <text:p text:style-name="Standard"><text:s text:c="4"/>String getCurrencyCode();</text:p>
      <text:p text:style-name="Standard"><text:s text:c="4"/>String getSymbol();</text:p>
      <text:p text:style-name="Standard"><text:s text:c="4"/>String format(double amount);</text:p>
      <text:p text:style-name="Standard"><text:s text:c="4"/>double convert(double amount, Currency targetCurrency);</text:p>
      <text:p text:style-name="Standard">}</text:p>
      <text:p text:style-name="Standard"/>
      <text:p text:style-name="Standard"><text:span text:style-name="T1">2.</text:span> INRCurrency.java</text:p>
      <text:p text:style-name="Standard"/>
      <text:p text:style-name="Standard">// Concrete implementation of Currency for INR</text:p>
      <text:p text:style-name="Standard">public class INRCurrency implements Currency {</text:p>
      <text:p text:style-name="Standard"><text:s text:c="4"/>@Override</text:p>
      <text:p text:style-name="Standard"><text:s text:c="4"/>public String getCurrencyCode() {</text:p>
      <text:p text:style-name="Standard"><text:s text:c="8"/>return "INR";</text:p>
      <text:p text:style-name="Standard"><text:s text:c="4"/>}</text:p>
      <text:p text:style-name="Standard"/>
      <text:p text:style-name="Standard"><text:s text:c="4"/>@Override</text:p>
      <text:p text:style-name="Standard"><text:s text:c="4"/>public String getSymbol() {</text:p>
      <text:p text:style-name="Standard"><text:s text:c="8"/>return "₹";</text:p>
      <text:p text:style-name="Standard"><text:s text:c="4"/>}</text:p>
      <text:p text:style-name="Standard"/>
      <text:p text:style-name="Standard"><text:s text:c="4"/>@Override</text:p>
      <text:p text:style-name="Standard"><text:s text:c="4"/>public String format(double amount) {</text:p>
      <text:p text:style-name="Standard"><text:s text:c="8"/>// Implement formatting rules for INR</text:p>
      <text:p text:style-name="Standard"><text:s text:c="8"/>return "₹" + String.format("%.2f", amount);</text:p>
      <text:p text:style-name="Standard"><text:s text:c="4"/>}</text:p>
      <text:p text:style-name="Standard">}</text:p>
      <text:p text:style-name="Standard"/>
      <text:p text:style-name="Standard"><text:span text:style-name="T1">3.</text:span> USDCurrency.java</text:p>
      <text:p text:style-name="Standard"/>
      <text:p text:style-name="Standard">// Concrete implementation of Currency for USD</text:p>
      <text:p text:style-name="Standard"><text:soft-page-break/>public class USDCurrency implements Currency {</text:p>
      <text:p text:style-name="Standard"><text:s text:c="4"/>@Override</text:p>
      <text:p text:style-name="Standard"><text:s text:c="4"/>public String getCurrencyCode() {</text:p>
      <text:p text:style-name="Standard"><text:s text:c="8"/>return "USD";</text:p>
      <text:p text:style-name="Standard"><text:s text:c="4"/>}</text:p>
      <text:p text:style-name="Standard"/>
      <text:p text:style-name="Standard"><text:s text:c="4"/>@Override</text:p>
      <text:p text:style-name="Standard"><text:s text:c="4"/>public String getSymbol() {</text:p>
      <text:p text:style-name="Standard"><text:s text:c="8"/>return "$";</text:p>
      <text:p text:style-name="Standard"><text:s text:c="4"/>}</text:p>
      <text:p text:style-name="Standard"/>
      <text:p text:style-name="Standard"><text:s text:c="4"/>@Override</text:p>
      <text:p text:style-name="Standard"><text:s text:c="4"/>public String format(double amount) {</text:p>
      <text:p text:style-name="Standard"><text:s text:c="8"/>// Implement formatting rules for USD</text:p>
      <text:p text:style-name="Standard"><text:s text:c="8"/>return "$" + String.format("%.2f", amount);</text:p>
      <text:p text:style-name="Standard"><text:s text:c="4"/>}</text:p>
      <text:p text:style-name="Standard"/>
      <text:p text:style-name="Standard"><text:s text:c="4"/>@Override</text:p>
      <text:p text:style-name="Standard"><text:s text:c="4"/>public double convert(double amount, Currency targetCurrency) {</text:p>
      <text:p text:style-name="Standard"><text:s text:c="8"/>// Assume a simple conversion rate for demonstration purposes</text:p>
      <text:p text:style-name="Standard"><text:s text:c="8"/>if (targetCurrency.getCurrencyCode().equals("USD")) {</text:p>
      <text:p text:style-name="Standard"><text:s text:c="12"/>return amount; // No conversion needed</text:p>
      <text:p text:style-name="Standard"><text:s text:c="8"/>} else if (targetCurrency.getCurrencyCode().equals("EUR")) {</text:p>
      <text:p text:style-name="Standard"><text:s text:c="12"/>return amount * 0.85; // Conversion rate from USD to EUR</text:p>
      <text:p text:style-name="Standard"><text:s text:c="8"/>} else if (targetCurrency.getCurrencyCode().equals("INR")) {</text:p>
      <text:p text:style-name="Standard"><text:s text:c="12"/>return amount * 73.50; // Conversion rate from USD to INR</text:p>
      <text:p text:style-name="Standard"><text:s text:c="8"/>}</text:p>
      <text:p text:style-name="Standard"><text:s text:c="8"/>return amount;</text:p>
      <text:p text:style-name="Standard"><text:s text:c="4"/>}</text:p>
      <text:p text:style-name="Standard">}</text:p>
      <text:p text:style-name="Standard"/>
      <text:p text:style-name="Standard"><text:span text:style-name="T1">4.</text:span> EURCurrency.java</text:p>
      <text:p text:style-name="Standard"/>
      <text:p text:style-name="Standard">// Concrete implementation of Currency for EUR</text:p>
      <text:p text:style-name="Standard">public class EURCurrency implements Currency {</text:p>
      <text:p text:style-name="Standard"><text:s text:c="4"/>@Override</text:p>
      <text:p text:style-name="Standard"><text:s text:c="4"/>public String getCurrencyCode() {</text:p>
      <text:p text:style-name="Standard"><text:s text:c="8"/>return "EUR";</text:p>
      <text:p text:style-name="Standard"><text:s text:c="4"/>}</text:p>
      <text:p text:style-name="Standard"/>
      <text:p text:style-name="Standard"><text:s text:c="4"/>@Override</text:p>
      <text:p text:style-name="Standard"><text:s text:c="4"/>public String getSymbol() {</text:p>
      <text:p text:style-name="Standard"><text:s text:c="8"/>return "€";</text:p>
      <text:p text:style-name="Standard"><text:s text:c="4"/>}</text:p>
      <text:p text:style-name="Standard"/>
      <text:p text:style-name="Standard"><text:s text:c="4"/>@Override</text:p>
      <text:p text:style-name="Standard"><text:s text:c="4"/>public String format(double amount) {</text:p>
      <text:p text:style-name="Standard"><text:s text:c="8"/>// Implement formatting rules for EUR</text:p>
      <text:p text:style-name="Standard"><text:s text:c="8"/>return "€" + String.format("%.2f", amount);</text:p>
      <text:p text:style-name="Standard"><text:s text:c="4"/>}</text:p>
      <text:p text:style-name="Standard">}</text:p>
      <text:p text:style-name="Standard"/>
      <text:p text:style-name="P2"><text:soft-page-break/>5. Main.java</text:p>
      <text:p text:style-name="P2"/>
      <text:p text:style-name="Standard">import java.util.Scanner;</text:p>
      <text:p text:style-name="Standard"/>
      <text:p text:style-name="Standard">public class Main {</text:p>
      <text:p text:style-name="Standard"><text:s text:c="4"/>public static void main(String[] args) {</text:p>
      <text:p text:style-name="Standard"><text:s text:c="8"/>Scanner scanner = new Scanner(System.in);</text:p>
      <text:p text:style-name="Standard"/>
      <text:p text:style-name="Standard"><text:s text:c="8"/>System.out.print("Enter the amount: ");</text:p>
      <text:p text:style-name="Standard"><text:s text:c="8"/>double amount = scanner.nextDouble();</text:p>
      <text:p text:style-name="Standard"/>
      <text:p text:style-name="Standard"><text:s text:c="8"/>System.out.print("Choose base currency (USD, EUR, INR): ");</text:p>
      <text:p text:style-name="Standard"><text:s text:c="8"/>String baseCurrencyCode = scanner.next().toUpperCase();</text:p>
      <text:p text:style-name="Standard"/>
      <text:p text:style-name="Standard"><text:s text:c="8"/>System.out.print("Choose target currency (USD, EUR, INR): ");</text:p>
      <text:p text:style-name="Standard"><text:s text:c="8"/>String targetCurrencyCode = scanner.next().toUpperCase();</text:p>
      <text:p text:style-name="Standard"/>
      <text:p text:style-name="Standard"><text:s text:c="8"/>Currency baseCurrency;</text:p>
      <text:p text:style-name="Standard"><text:s text:c="8"/>Currency targetCurrency;</text:p>
      <text:p text:style-name="Standard"/>
      <text:p text:style-name="Standard"><text:s text:c="8"/>switch (baseCurrencyCode) {</text:p>
      <text:p text:style-name="Standard"><text:s text:c="12"/>case "USD":</text:p>
      <text:p text:style-name="Standard"><text:s text:c="16"/>baseCurrency = new USDCurrency();</text:p>
      <text:p text:style-name="Standard"><text:s text:c="16"/>break;</text:p>
      <text:p text:style-name="Standard"><text:s text:c="12"/>case "EUR":</text:p>
      <text:p text:style-name="Standard"><text:s text:c="16"/>baseCurrency = new EURCurrency();</text:p>
      <text:p text:style-name="Standard"><text:s text:c="16"/>break;</text:p>
      <text:p text:style-name="Standard"><text:s text:c="12"/>case "INR":</text:p>
      <text:p text:style-name="Standard"><text:s text:c="16"/>baseCurrency = new INRCurrency();</text:p>
      <text:p text:style-name="Standard"><text:s text:c="16"/>break;</text:p>
      <text:p text:style-name="Standard"><text:s text:c="12"/>default:</text:p>
      <text:p text:style-name="Standard"><text:s text:c="16"/>System.out.println("Invalid base currency code. Using USD as default.");</text:p>
      <text:p text:style-name="Standard"><text:s text:c="16"/>baseCurrency = new USDCurrency();</text:p>
      <text:p text:style-name="Standard"><text:s text:c="8"/>}</text:p>
      <text:p text:style-name="Standard"/>
      <text:p text:style-name="Standard"><text:s text:c="8"/>switch (targetCurrencyCode) {</text:p>
      <text:p text:style-name="Standard"><text:s text:c="12"/>case "USD":</text:p>
      <text:p text:style-name="Standard"><text:s text:c="16"/>targetCurrency = new USDCurrency();</text:p>
      <text:p text:style-name="Standard"><text:s text:c="16"/>break;</text:p>
      <text:p text:style-name="Standard"><text:s text:c="12"/>case "EUR":</text:p>
      <text:p text:style-name="Standard"><text:s text:c="16"/>targetCurrency = new EURCurrency();</text:p>
      <text:p text:style-name="Standard"><text:s text:c="16"/>break;</text:p>
      <text:p text:style-name="Standard"><text:s text:c="12"/>case "INR":</text:p>
      <text:p text:style-name="Standard"><text:s text:c="16"/>targetCurrency = new INRCurrency();</text:p>
      <text:p text:style-name="Standard"><text:s text:c="16"/>break;</text:p>
      <text:p text:style-name="Standard"><text:s text:c="12"/>default:</text:p>
      <text:p text:style-name="Standard"><text:s text:c="16"/>System.out.println("Invalid target currency code. Using USD as default.");</text:p>
      <text:p text:style-name="Standard"><text:s text:c="16"/>targetCurrency = new USDCurrency();</text:p>
      <text:p text:style-name="Standard"><text:s text:c="8"/>}</text:p>
      <text:p text:style-name="Standard"/>
      <text:p text:style-name="Standard"><text:s text:c="8"/>System.out.println("Conversion from " + baseCurrencyCode + " to " + targetCurrencyCode + ": "</text:p>
      <text:p text:style-name="Standard"><text:soft-page-break/><text:s text:c="16"/>+ targetCurrency.format(baseCurrency.convert(amount, targetCurrency)));</text:p>
      <text:p text:style-name="Standard"><text:s text:c="4"/>}</text:p>
      <text:p text:style-name="Standard">}</text:p>
      <text:p text:style-name="Standard"/>
      <text:p text:style-name="P2">Output:</text:p>
      <text:p text:style-name="P2"/>
      <text:p text:style-name="P2"><draw:frame draw:style-name="fr1" draw:name="Image1" text:anchor-type="char" svg:width="17cm" svg:height="2.115cm" draw:z-index="0"><draw:image xlink:href="Pictures/10000000000004B500000096DDFEE8B7E500F843.png" xlink:type="simple" xlink:show="embed" xlink:actuate="onLoad" draw:mime-type="image/png"/></draw:frame><text:tab/></text:p>
      <text:p text:style-name="P2">Class Diagram: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10:21:24.876542755</meta:creation-date>
    <dc:date>2024-01-23T13:52:29.711242189</dc:date>
    <meta:editing-duration>PT22M28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4" meta:paragraph-count="126" meta:word-count="450" meta:character-count="4206" meta:non-whitespace-character-count="3076"/>
  </office:meta>
</office:document-meta>
</file>